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Yellow_20_Idea-title">
      <style:graphic-properties fo:min-height="9.904cm" loext:decorative="false"/>
      <style:paragraph-properties style:writing-mode="lr-tb"/>
    </style:style>
    <style:style style:name="pr2" style:family="presentation" style:parent-style-name="Yellow_20_Idea-subtitle">
      <style:graphic-properties draw:fill-color="#ffffff" draw:auto-grow-height="true" fo:min-height="2.819cm" loext:decorative="false"/>
      <style:paragraph-properties style:writing-mode="lr-tb"/>
    </style:style>
    <style:style style:name="pr3" style:family="presentation" style:parent-style-name="Yellow_20_Idea-notes">
      <style:graphic-properties draw:fill-color="#ffffff" draw:auto-grow-height="true" fo:min-height="13.364cm" loext:decorative="false"/>
      <style:paragraph-properties style:writing-mode="lr-tb"/>
    </style:style>
    <style:style style:name="pr4" style:family="presentation" style:parent-style-name="Yellow_20_Idea-title">
      <style:graphic-properties fo:min-height="2.629cm" loext:decorative="false"/>
      <style:paragraph-properties style:writing-mode="lr-tb"/>
    </style:style>
    <style:style style:name="pr5" style:family="presentation" style:parent-style-name="Yellow_20_Idea-outline1">
      <style:graphic-properties fo:min-height="8.884cm" loext:decorative="false"/>
      <style:paragraph-properties style:writing-mode="lr-tb"/>
    </style:style>
    <style:style style:name="pr6" style:family="presentation" style:parent-style-name="Yellow_20_Idea-notes">
      <style:graphic-properties draw:fill-color="#ffffff" fo:min-height="13.364cm" loext:decorative="false"/>
      <style:paragraph-properties style:writing-mode="lr-tb"/>
    </style:style>
    <style:style style:name="P1" style:family="paragraph">
      <style:paragraph-properties fo:text-align="end"/>
      <style:text-properties fo:color="#ffffff" loext:opacity="100%" fo:text-shadow="1pt 1pt"/>
    </style:style>
    <style:style style:name="P2" style:family="paragraph">
      <style:paragraph-properties fo:text-align="end"/>
      <style:text-properties fo:color="#ffffff" loext:opacity="100%" fo:text-shadow="1pt 1pt"/>
    </style:style>
    <style:style style:name="P3" style:family="paragraph">
      <style:paragraph-properties fo:text-align="start"/>
      <style:text-properties fo:color="#ffffff" loext:opacity="100%" fo:font-size="22pt" fo:text-shadow="1pt 1pt" style:font-size-asian="22pt" style:font-size-complex="22pt"/>
    </style:style>
    <style:style style:name="P4" style:family="paragraph">
      <loext:graphic-properties draw:fill-color="#ffffff"/>
      <style:paragraph-properties fo:text-align="start"/>
      <style:text-properties fo:color="#ffffff" loext:opacity="100%" fo:font-size="22pt" fo:text-shadow="1pt 1pt" style:font-size-asian="22pt" style:font-size-complex="22pt"/>
    </style:style>
    <style:style style:name="P5" style:family="paragraph">
      <loext:graphic-properties draw:fill-color="#ffffff"/>
    </style:style>
    <style:style style:name="P6" style:family="paragraph">
      <style:text-properties fo:color="#ffffff" loext:opacity="100%" fo:text-shadow="1pt 1pt"/>
    </style:style>
    <style:style style:name="P7" style:family="paragraph">
      <style:text-properties fo:color="#ffffff" loext:opacity="100%" fo:text-shadow="1pt 1pt"/>
    </style:style>
    <style:style style:name="T1" style:family="text">
      <style:text-properties fo:color="#ffffff" loext:opacity="100%" fo:text-shadow="1pt 1pt"/>
    </style:style>
    <style:style style:name="T2" style:family="text">
      <style:text-properties fo:color="#ffffff" loext:opacity="100%" fo:font-size="22pt" fo:text-shadow="1pt 1pt" style:font-size-asian="22pt" style:font-size-complex="2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0">
        <draw:frame presentation:style-name="pr1" draw:text-style-name="P2" draw:layer="layout" svg:width="25.199cm" svg:height="9.904cm" svg:x="1.4cm" svg:y="0.096cm" presentation:class="title" presentation:user-transformed="true">
          <draw:text-box>
            <text:p text:style-name="P1"><text:span text:style-name="T1">Магазин настольных игр «DoDoS»</text:span></text:p>
          </draw:text-box>
        </draw:frame>
        <draw:frame presentation:style-name="pr2" draw:text-style-name="P4" draw:layer="layout" svg:width="12.599cm" svg:height="2.819cm" svg:x="0.401cm" svg:y="12.5cm" presentation:class="subtitle" presentation:user-transformed="true">
          <draw:text-box>
            <text:p text:style-name="P3"><text:span text:style-name="T2">Студент: Проскурня Д.Д.,</text:span></text:p>
            <text:p text:style-name="P3"><text:span text:style-name="T2">Группа: 9ПО-41</text:span></text:p>
            <text:p text:style-name="P3"><text:span text:style-name="T2">Преподаватель: Никифорова М.В.</text:span></text:p>
          </draw:text-box>
        </draw:frame>
        <presentation:notes draw:style-name="dp2">
          <draw:page-thumbnail draw:style-name="gr1" draw:layer="layout" svg:width="18.115cm" svg:height="11.136cm" svg:x="1.441cm" svg:y="2.256cm" draw:page-number="1" presentation:class="page"/>
          <draw:frame presentation:style-name="pr3" draw:text-style-name="P5" draw:layer="layout" svg:width="16.799cm" svg:height="13.364cm" svg:x="2.1cm" svg:y="14.106cm" presentation:class="notes" presentation:placeholder="true">
            <draw:text-box/>
          </draw:frame>
        </presentation:notes>
      </draw:page>
      <draw:page draw:name="page2" draw:style-name="dp1" draw:master-page-name="Yellow_20_Idea" presentation:presentation-page-layout-name="AL2T1">
        <draw:frame presentation:style-name="pr4" draw:layer="layout" svg:width="25.199cm" svg:height="3.693cm" svg:x="1.4cm" svg:y="0.096cm" presentation:class="title" presentation:placeholder="true">
          <draw:text-box/>
        </draw:frame>
        <draw:frame presentation:style-name="pr5" draw:layer="layout" svg:width="25.199cm" svg:height="9.134cm" svg:x="1.4cm" svg:y="3.685cm" presentation:class="outline" presentation:placeholder="true" presentation:user-transformed="true">
          <draw:text-box/>
        </draw:frame>
        <presentation:notes draw:style-name="dp2">
          <draw:page-thumbnail draw:style-name="gr1" draw:layer="layout" svg:width="18.115cm" svg:height="11.136cm" svg:x="1.441cm" svg:y="2.256cm" draw:page-number="2" presentation:class="page"/>
          <draw:frame presentation:style-name="pr6" draw:text-style-name="P5" draw:layer="layout" svg:width="16.799cm" svg:height="13.364cm" svg:x="2.1cm" svg:y="14.106cm" presentation:class="notes" presentation:placeholder="true">
            <draw:text-box/>
          </draw:frame>
        </presentation:notes>
      </draw:page>
      <draw:page draw:name="page3" draw:style-name="dp1" draw:master-page-name="Yellow_20_Idea" presentation:presentation-page-layout-name="AL2T1">
        <draw:frame presentation:style-name="pr4" draw:text-style-name="P7" draw:layer="layout" svg:width="17.5cm" svg:height="2.629cm" svg:x="10.5cm" svg:y="6.871cm" presentation:class="title" presentation:user-transformed="true">
          <draw:text-box>
            <text:p text:style-name="P6"><text:span text:style-name="T1">Спасибо за внимание!</text:span></text:p>
          </draw:text-box>
        </draw:frame>
        <presentation:notes draw:style-name="dp2">
          <draw:page-thumbnail draw:style-name="gr1" draw:layer="layout" svg:width="18.115cm" svg:height="11.136cm" svg:x="1.441cm" svg:y="2.256cm" draw:page-number="3" presentation:class="page"/>
          <draw:frame presentation:style-name="pr6" draw:text-style-name="P5"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left="0cm" fo:margin-right="0cm" fo:margin-top="0.4cm" fo:margin-bottom="0cm" fo:text-indent="0cm"/>
      <style:text-properties fo:font-size="28pt" style:font-size-asian="28pt" style:font-size-complex="28pt"/>
    </style:style>
    <style:style style:name="Yellow_20_Idea-outline3" style:display-name="Yellow Idea-outline3" style:family="presentation" style:parent-style-name="Yellow_20_Idea-outline2">
      <style:paragraph-properties fo:margin-left="0cm" fo:margin-right="0cm" fo:margin-top="0.3cm" fo:margin-bottom="0cm" fo:text-indent="0cm"/>
      <style:text-properties fo:font-size="24pt" style:font-size-asian="24pt" style:font-size-complex="24pt"/>
    </style:style>
    <style:style style:name="Yellow_20_Idea-outline4" style:display-name="Yellow Idea-outline4" style:family="presentation" style:parent-style-name="Yellow_20_Idea-outline3">
      <style:paragraph-properties fo:margin-left="0cm" fo:margin-right="0cm" fo:margin-top="0.2cm" fo:margin-bottom="0cm" fo:text-indent="0cm"/>
      <style:text-properties fo:font-size="20pt" style:font-size-asian="20pt" style:font-size-complex="20pt"/>
    </style:style>
    <style:style style:name="Yellow_20_Idea-outline5" style:display-name="Yellow Idea-outline5" style:family="presentation" style:parent-style-name="Yellow_20_Idea-outline4">
      <style:paragraph-properties fo:margin-left="0cm" fo:margin-right="0cm" fo:margin-top="0.1cm" fo:margin-bottom="0cm" fo:text-indent="0cm"/>
      <style:text-properties fo:font-size="20pt" style:font-size-asian="20pt" style:font-size-complex="20pt"/>
    </style:style>
    <style:style style:name="Yellow_20_Idea-outline6" style:display-name="Yellow Idea-outline6" style:family="presentation" style:parent-style-name="Yellow_20_Idea-outline5">
      <style:paragraph-properties fo:margin-left="0cm" fo:margin-right="0cm" fo:margin-top="0.1cm" fo:margin-bottom="0cm" fo:text-indent="0cm"/>
      <style:text-properties fo:font-size="20pt" style:font-size-asian="20pt" style:font-size-complex="20pt"/>
    </style:style>
    <style:style style:name="Yellow_20_Idea-outline7" style:display-name="Yellow Idea-outline7" style:family="presentation" style:parent-style-name="Yellow_20_Idea-outline6">
      <style:paragraph-properties fo:margin-left="0cm" fo:margin-right="0cm" fo:margin-top="0.1cm" fo:margin-bottom="0cm" fo:text-indent="0cm"/>
      <style:text-properties fo:font-size="20pt" style:font-size-asian="20pt" style:font-size-complex="20pt"/>
    </style:style>
    <style:style style:name="Yellow_20_Idea-outline8" style:display-name="Yellow Idea-outline8" style:family="presentation" style:parent-style-name="Yellow_20_Idea-outline7">
      <style:paragraph-properties fo:margin-left="0cm" fo:margin-right="0cm" fo:margin-top="0.1cm" fo:margin-bottom="0cm" fo:text-indent="0cm"/>
      <style:text-properties fo:font-size="20pt" style:font-size-asian="20pt" style:font-size-complex="20pt"/>
    </style:style>
    <style:style style:name="Yellow_20_Idea-outline9" style:display-name="Yellow Idea-outline9" style:family="presentation" style:parent-style-name="Yellow_20_Idea-outline8">
      <style:paragraph-properties fo:margin-left="0cm" fo:margin-right="0cm" fo:margin-top="0.1cm" fo:margin-bottom="0cm" fo:text-indent="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2c02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pr1" style:family="presentation" style:parent-style-name="Обычный-backgroundobjects">
      <style:graphic-properties draw:stroke="none" draw:fill="none" draw:fill-color="#ffffff" draw:auto-grow-height="false" fo:min-height="1.086cm" loext:decorative="false"/>
      <style:paragraph-properties style:writing-mode="lr-tb"/>
    </style:style>
    <style:style style:name="Mpr2" style:family="presentation" style:parent-style-name="Обычный-backgroundobjects">
      <style:graphic-properties draw:stroke="none" draw:fill="none" draw:fill-color="#ffffff" draw:auto-grow-height="false" fo:min-height="1.485cm" loext:decorative="false"/>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5"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6"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style:writing-mode="lr-tb"/>
      <style:text-properties fo:font-size="14pt"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style:paragraph-properties fo:text-align="end" style:writing-mode="lr-tb"/>
      <style:text-properties fo:font-size="14pt" style:font-size-asian="14pt" style:font-size-complex="14pt"/>
    </style:style>
    <style:style style:name="MP10" style:family="paragraph">
      <loext:graphic-properties draw:fill="none" draw:fill-color="#f2c02c"/>
      <style:paragraph-properties fo:text-align="center"/>
    </style:style>
    <style:style style:name="MP11" style:family="paragraph">
      <style:paragraph-properties fo:text-align="center"/>
    </style:style>
    <style:style style:name="MP12" style:family="paragraph">
      <loext:graphic-properties draw:fill="none" draw:fill-color="#000000"/>
      <style:paragraph-properties fo:text-align="center"/>
    </style:style>
    <style:style style:name="MP13" style:family="paragraph">
      <loext:graphic-properties draw:fill="solid" draw:fill-color="#00000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номер&gt;</text:page-number></text:p>
        </draw:text-box>
      </draw:frame>
    </style:handout-master>
    <style:master-page style:name="Обычный"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номер&gt;</text:page-number></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Yellow_20_Idea" style:display-name="Yellow Idea"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7"><text:span text:style-name="MT1"><presentation:date-time/></text:span></text:p>
        </draw:text-box>
      </draw:frame>
      <draw:frame presentation:style-name="Mpr4" draw:text-style-name="MP6" draw:layer="backgroundobjects" svg:width="8.875cm" svg:height="1.085cm" svg:x="9.576cm" svg:y="14.348cm" presentation:class="footer">
        <draw:text-box>
          <text:p text:style-name="MP8"><text:span text:style-name="MT1"><presentation:footer/></text:span></text:p>
        </draw:text-box>
      </draw:frame>
      <draw:frame presentation:style-name="Mpr4" draw:text-style-name="MP4" draw:layer="backgroundobjects" svg:width="6.523cm" svg:height="1.085cm" svg:x="20.076cm" svg:y="14.348cm" presentation:class="page-number">
        <draw:text-box>
          <text:p text:style-name="MP9"><text:span text:style-name="MT1"><text:page-number>&lt;номер&gt;</text:page-number></text:span></text:p>
        </draw:text-box>
      </draw:frame>
      <draw:polygon draw:style-name="Mgr3" draw:text-style-name="MP10"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10"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10"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10"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11" draw:layer="backgroundobjects" svg:x1="6.796cm" svg:y1="4.251cm" svg:x2="6.796cm" svg:y2="4.992cm">
        <text:p/>
      </draw:line>
      <draw:line draw:style-name="Mgr5" draw:text-style-name="MP11" draw:layer="backgroundobjects" svg:x1="9.881cm" svg:y1="5.325cm" svg:x2="9.357cm" svg:y2="5.849cm">
        <text:p/>
      </draw:line>
      <draw:line draw:style-name="Mgr5" draw:text-style-name="MP11" draw:layer="backgroundobjects" svg:x1="10.694cm" svg:y1="8.195cm" svg:x2="9.952cm" svg:y2="8.195cm">
        <text:p/>
      </draw:line>
      <draw:line draw:style-name="Mgr5" draw:text-style-name="MP11" draw:layer="backgroundobjects" svg:x1="3.711cm" svg:y1="5.325cm" svg:x2="4.236cm" svg:y2="5.849cm">
        <text:p/>
      </draw:line>
      <draw:line draw:style-name="Mgr5" draw:text-style-name="MP11" draw:layer="backgroundobjects" svg:x1="2.898cm" svg:y1="8.195cm" svg:x2="3.64cm" svg:y2="8.195cm">
        <text:p/>
      </draw:line>
      <draw:polygon draw:style-name="Mgr6" draw:text-style-name="MP10"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10"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10"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10"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11" draw:layer="backgroundobjects" svg:x1="6.717cm" svg:y1="4.163cm" svg:x2="6.717cm" svg:y2="4.905cm">
        <text:p/>
      </draw:line>
      <draw:line draw:style-name="Mgr8" draw:text-style-name="MP11" draw:layer="backgroundobjects" svg:x1="9.802cm" svg:y1="5.238cm" svg:x2="9.278cm" svg:y2="5.762cm">
        <text:p/>
      </draw:line>
      <draw:line draw:style-name="Mgr8" draw:text-style-name="MP11" draw:layer="backgroundobjects" svg:x1="10.615cm" svg:y1="8.108cm" svg:x2="9.873cm" svg:y2="8.108cm">
        <text:p/>
      </draw:line>
      <draw:line draw:style-name="Mgr8" draw:text-style-name="MP11" draw:layer="backgroundobjects" svg:x1="3.632cm" svg:y1="5.238cm" svg:x2="4.156cm" svg:y2="5.762cm">
        <text:p/>
      </draw:line>
      <draw:line draw:style-name="Mgr8" draw:text-style-name="MP11" draw:layer="backgroundobjects" svg:x1="2.819cm" svg:y1="8.108cm" svg:x2="3.561cm" svg:y2="8.108cm">
        <text:p/>
      </draw:line>
      <draw:line draw:style-name="Mgr9" draw:text-style-name="MP11" draw:layer="backgroundobjects" svg:x1="8.638cm" svg:y1="10.677cm" svg:x2="8.288cm" svg:y2="11.027cm">
        <text:p/>
      </draw:line>
      <draw:line draw:style-name="Mgr9" draw:text-style-name="MP11" draw:layer="backgroundobjects" svg:x1="8.288cm" svg:y1="10.677cm" svg:x2="8.638cm" svg:y2="11.027cm">
        <text:p/>
      </draw:line>
      <draw:line draw:style-name="Mgr9" draw:text-style-name="MP11" draw:layer="backgroundobjects" svg:x1="5.272cm" svg:y1="5.708cm" svg:x2="4.922cm" svg:y2="6.059cm">
        <text:p/>
      </draw:line>
      <draw:line draw:style-name="Mgr9" draw:text-style-name="MP11" draw:layer="backgroundobjects" svg:x1="4.922cm" svg:y1="5.708cm" svg:x2="5.272cm" svg:y2="6.059cm">
        <text:p/>
      </draw:line>
      <draw:polygon draw:style-name="Mgr10" draw:text-style-name="MP10" draw:layer="backgroundobjects" svg:width="0.512cm" svg:height="0.571cm" svg:x="4.358cm" svg:y="11.46cm" svg:viewBox="0 0 513 572" draw:points="0,572 513,390 103,0">
        <text:p/>
      </draw:polygon>
      <draw:polygon draw:style-name="Mgr10" draw:text-style-name="MP10" draw:layer="backgroundobjects" svg:width="0.518cm" svg:height="0.562cm" svg:x="10.013cm" svg:y="9.044cm" svg:viewBox="0 0 519 563" draw:points="0,262 455,563 519,0">
        <text:p/>
      </draw:polygon>
      <draw:polygon draw:style-name="Mgr10" draw:text-style-name="MP10" draw:layer="backgroundobjects" svg:width="0.576cm" svg:height="0.508cm" svg:x="2.181cm" svg:y="5.895cm" svg:viewBox="0 0 577 509" draw:points="0,73 328,509 577,0">
        <text:p/>
      </draw:polygon>
      <draw:polygon draw:style-name="Mgr10" draw:text-style-name="MP10"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11" draw:layer="backgroundobjects" svg:x1="23.998cm" svg:y1="12.13cm" svg:x2="24.288cm" svg:y2="12.465cm">
        <text:p/>
      </draw:line>
      <draw:line draw:style-name="Mgr11" draw:text-style-name="MP11" draw:layer="backgroundobjects" svg:x1="25.832cm" svg:y1="11.388cm" svg:x2="25.797cm" svg:y2="11.833cm">
        <text:p/>
      </draw:line>
      <draw:line draw:style-name="Mgr11" draw:text-style-name="MP11" draw:layer="backgroundobjects" svg:x1="27.327cm" svg:y1="12.359cm" svg:x2="26.987cm" svg:y2="12.654cm">
        <text:p/>
      </draw:line>
      <draw:line draw:style-name="Mgr11" draw:text-style-name="MP11" draw:layer="backgroundobjects" svg:x1="23.002cm" svg:y1="13.841cm" svg:x2="23.448cm" svg:y2="13.869cm">
        <text:p/>
      </draw:line>
      <draw:line draw:style-name="Mgr11" draw:text-style-name="MP11" draw:layer="backgroundobjects" svg:x1="23.751cm" svg:y1="15.458cm" svg:x2="24.092cm" svg:y2="15.163cm">
        <text:p/>
      </draw:line>
      <draw:polygon draw:style-name="Mgr12" draw:text-style-name="MP12" draw:layer="backgroundobjects" svg:width="0.576cm" svg:height="0.507cm" svg:x="13.915cm" svg:y="1.193cm" svg:viewBox="0 0 577 508" draw:points="0,73 328,508 577,0">
        <text:p/>
      </draw:polygon>
      <draw:polygon draw:style-name="Mgr12" draw:text-style-name="MP12" draw:layer="backgroundobjects" svg:width="0.518cm" svg:height="0.562cm" svg:x="17.63cm" svg:y="14.334cm" svg:viewBox="0 0 519 563" draw:points="0,262 455,563 519,0">
        <text:p/>
      </draw:polygon>
      <draw:line draw:style-name="Mgr13" draw:text-style-name="MP11" draw:layer="backgroundobjects" svg:x1="22.911cm" svg:y1="3.259cm" svg:x2="22.56cm" svg:y2="3.61cm">
        <text:p/>
      </draw:line>
      <draw:line draw:style-name="Mgr13" draw:text-style-name="MP11" draw:layer="backgroundobjects" svg:x1="22.56cm" svg:y1="3.259cm" svg:x2="22.911cm" svg:y2="3.61cm">
        <text:p/>
      </draw:line>
      <draw:polygon draw:style-name="Mgr12" draw:text-style-name="MP12"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3" draw:layer="backgroundobjects" svg:width="0.304cm" svg:height="5.472cm" svg:x="0cm" svg:y="10.317cm" svg:viewBox="0 0 305 5473" draw:points="0,0 305,0 305,5473 0,5473">
        <text:p/>
      </draw:polygon>
      <draw:polygon draw:style-name="Mgr14" draw:text-style-name="MP13"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8.115cm" svg:height="11.136cm" svg:x="1.441cm" svg:y="2.256cm" presentation:class="page"/>
        <draw:frame presentation:style-name="Yellow_20_Idea-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cm" svg:y="0cm" presentation:class="header">
          <draw:text-box>
            <text:p text:style-name="MP7"><text:span text:style-name="MT1"><presentation:header/></text:span></text:p>
          </draw:text-box>
        </draw:frame>
        <draw:frame presentation:style-name="Mpr5" draw:text-style-name="MP4" draw:layer="backgroundobjects" svg:width="9.113cm" svg:height="1.484cm" svg:x="11.886cm" svg:y="0cm" presentation:class="date-time">
          <draw:text-box>
            <text:p text:style-name="MP9"><text:span text:style-name="MT1"><presentation:date-time/></text:span></text:p>
          </draw:text-box>
        </draw:frame>
        <draw:frame presentation:style-name="Mpr6" draw:text-style-name="MP2" draw:layer="backgroundobjects" svg:width="9.113cm" svg:height="1.484cm" svg:x="0cm" svg:y="28.215cm" presentation:class="footer">
          <draw:text-box>
            <text:p text:style-name="MP7"><text:span text:style-name="MT1"><presentation:footer/></text:span></text:p>
          </draw:text-box>
        </draw:frame>
        <draw:frame presentation:style-name="Mpr6" draw:text-style-name="MP4" draw:layer="backgroundobjects" svg:width="9.113cm" svg:height="1.484cm" svg:x="11.886cm" svg:y="28.215cm" presentation:class="page-number">
          <draw:text-box>
            <text:p text:style-name="MP9"><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1-28T19:35:08.438000000</meta:creation-date>
    <dc:date>2025-01-28T21:42:26.144000000</dc:date>
    <meta:editing-duration>PT2H7M19S</meta:editing-duration>
    <meta:editing-cycles>5</meta:editing-cycles>
    <meta:generator>LibreOffice/7.6.0.3$Windows_X86_64 LibreOffice_project/69edd8b8ebc41d00b4de3915dc82f8f0fc3b6265</meta:generator>
    <meta:document-statistic meta:object-count="81"/>
  </office:meta>
</office:document-meta>
</file>